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4.00pt" fo:font-weight="bold" fo:font-family="Consolas" style:font-family-asian="Consolas" style:font-family-complex="Consolas" fo:background-color="transparent" fo:color="#000000"/>
    </style:style>
    <style:style style:name="T39" style:family="text">
      <style:text-properties fo:font-size="14.00pt" fo:font-weight="bold" fo:font-family="Consolas" style:font-family-asian="Consolas" style:font-family-complex="Consolas" fo:background-color="transparent" fo:color="#000000"/>
    </style:style>
    <style:style style:name="T40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41" style:family="text">
      <style:text-properties fo:font-size="14.00pt" fo:font-weight="normal" fo:font-family="'Segoe UI Symbol'" style:font-family-asian="'Segoe UI Symbol'" style:font-family-complex="'Segoe UI Symbol'" fo:background-color="transparent" fo:color="#000000"/>
    </style:style>
    <style:style style:name="T42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43" style:family="text">
      <style:text-properties fo:font-size="14.00pt" fo:font-weight="normal" fo:font-family="Consolas" style:font-family-asian="Consolas" style:font-family-complex="Consolas" fo:background-color="transparent" fo:color="#000000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5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5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6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6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9.50pt" fo:font-weight="bold" fo:font-family="Consolas" style:font-family-asian="Consolas" style:font-family-complex="Consolas" fo:background-color="transparent" fo:color="#0000ff"/>
    </style:style>
    <style:style style:name="T73" style:family="text">
      <style:text-properties fo:font-size="9.50pt" fo:font-weight="bold" fo:font-family="Consolas" style:font-family-asian="Consolas" style:font-family-complex="Consolas" fo:background-color="transparent" fo:color="#000000"/>
    </style:style>
    <style:style style:name="T74" style:family="text">
      <style:text-properties fo:font-size="9.50pt" fo:font-weight="bold" fo:font-family="Consolas" style:font-family-asian="Consolas" style:font-family-complex="Consolas" fo:background-color="transparent" fo:color="#0000ff"/>
    </style:style>
    <style:style style:name="T75" style:family="text">
      <style:text-properties fo:font-size="9.50pt" fo:font-weight="bold" fo:font-family="Consolas" style:font-family-asian="Consolas" style:font-family-complex="Consolas" fo:background-color="transparent" fo:color="#000000"/>
    </style:style>
    <style:style style:name="T76" style:family="text">
      <style:text-properties fo:font-size="9.50pt" fo:font-weight="bold" fo:font-family="Consolas" style:font-family-asian="Consolas" style:font-family-complex="Consolas" fo:background-color="transparent" fo:color="#0000ff"/>
    </style:style>
    <style:style style:name="T77" style:family="text">
      <style:text-properties fo:font-size="9.50pt" fo:font-weight="bold" fo:font-family="Consolas" style:font-family-asian="Consolas" style:font-family-complex="Consolas" fo:background-color="transparent" fo:color="#000000"/>
    </style:style>
    <style:style style:name="T78" style:family="text">
      <style:text-properties fo:font-size="9.50pt" fo:font-weight="bold" fo:font-family="Consolas" style:font-family-asian="Consolas" style:font-family-complex="Consolas" fo:background-color="transparent" fo:color="#0000ff"/>
    </style:style>
    <style:style style:name="T79" style:family="text">
      <style:text-properties fo:font-size="9.50pt" fo:font-weight="bold" fo:font-family="Consolas" style:font-family-asian="Consolas" style:font-family-complex="Consolas" fo:background-color="transparent" fo:color="#000000"/>
    </style:style>
    <style:style style:name="T80" style:family="text">
      <style:text-properties fo:font-size="9.50pt" fo:font-weight="bold" fo:font-family="Consolas" style:font-family-asian="Consolas" style:font-family-complex="Consolas" fo:background-color="transparent" fo:color="#0000ff"/>
    </style:style>
    <style:style style:name="T81" style:family="text">
      <style:text-properties fo:font-size="9.50pt" fo:font-weight="bold" fo:font-family="Consolas" style:font-family-asian="Consolas" style:font-family-complex="Consolas" fo:background-color="transparent" fo:color="#000000"/>
    </style:style>
    <style:style style:name="T8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3" style:family="text">
      <style:text-properties fo:font-size="9.50pt" fo:font-weight="normal" fo:font-family="Consolas" style:font-family-asian="Consolas" style:font-family-complex="Consolas" fo:background-color="transparent" fo:color="#008080"/>
    </style:style>
    <style:style style:name="T10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6" style:family="text">
      <style:text-properties fo:font-size="9.50pt" fo:font-weight="normal" fo:font-family="Consolas" style:font-family-asian="Consolas" style:font-family-complex="Consolas" fo:background-color="transparent" fo:color="#008080"/>
    </style:style>
    <style:style style:name="T10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2" style:family="text">
      <style:text-properties fo:font-size="9.50pt" fo:font-weight="normal" fo:font-family="Consolas" style:font-family-asian="Consolas" style:font-family-complex="Consolas" fo:background-color="transparent" fo:color="#008080"/>
    </style:style>
    <style:style style:name="T11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4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1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3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2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5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2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9" style:family="text">
      <style:text-properties fo:font-size="9.50pt" fo:font-weight="normal" fo:font-family="Consolas" style:font-family-asian="Consolas" style:font-family-complex="Consolas" fo:background-color="transparent" fo:color="#008080"/>
    </style:style>
    <style:style style:name="T14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7" style:family="text">
      <style:text-properties fo:font-size="9.50pt" fo:font-weight="bold" fo:font-family="Consolas" style:font-family-asian="Consolas" style:font-family-complex="Consolas" fo:background-color="transparent" fo:color="#0000ff"/>
    </style:style>
    <style:style style:name="T148" style:family="text">
      <style:text-properties fo:font-size="9.50pt" fo:font-weight="bold" fo:font-family="Consolas" style:font-family-asian="Consolas" style:font-family-complex="Consolas" fo:background-color="transparent" fo:color="#000000"/>
    </style:style>
    <style:style style:name="T149" style:family="text">
      <style:text-properties fo:font-size="9.50pt" fo:font-weight="bold" fo:font-family="Consolas" style:font-family-asian="Consolas" style:font-family-complex="Consolas" fo:background-color="transparent" fo:color="#0000ff"/>
    </style:style>
    <style:style style:name="T150" style:family="text">
      <style:text-properties fo:font-size="9.50pt" fo:font-weight="bold" fo:font-family="Consolas" style:font-family-asian="Consolas" style:font-family-complex="Consolas" fo:background-color="transparent" fo:color="#000000"/>
    </style:style>
    <style:style style:name="T151" style:family="text">
      <style:text-properties fo:font-size="9.50pt" fo:font-weight="bold" fo:font-family="Consolas" style:font-family-asian="Consolas" style:font-family-complex="Consolas" fo:background-color="transparent" fo:color="#808080"/>
    </style:style>
    <style:style style:name="T152" style:family="text">
      <style:text-properties fo:font-size="9.50pt" fo:font-weight="bold" fo:font-family="Consolas" style:font-family-asian="Consolas" style:font-family-complex="Consolas" fo:background-color="transparent" fo:color="#000000"/>
    </style:style>
    <style:style style:name="T153" style:family="text">
      <style:text-properties fo:font-size="9.50pt" fo:font-weight="bold" fo:font-family="Consolas" style:font-family-asian="Consolas" style:font-family-complex="Consolas" fo:background-color="transparent" fo:color="#0000ff"/>
    </style:style>
    <style:style style:name="T154" style:family="text">
      <style:text-properties fo:font-size="9.50pt" fo:font-weight="bold" fo:font-family="Consolas" style:font-family-asian="Consolas" style:font-family-complex="Consolas" fo:background-color="transparent" fo:color="#000000"/>
    </style:style>
    <style:style style:name="T155" style:family="text">
      <style:text-properties fo:font-size="9.50pt" fo:font-weight="bold" fo:font-family="Consolas" style:font-family-asian="Consolas" style:font-family-complex="Consolas" fo:background-color="transparent" fo:color="#808080"/>
    </style:style>
    <style:style style:name="T156" style:family="text">
      <style:text-properties fo:font-size="9.50pt" fo:font-weight="bold" fo:font-family="Consolas" style:font-family-asian="Consolas" style:font-family-complex="Consolas" fo:background-color="transparent" fo:color="#000000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5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6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63" style:family="text">
      <style:text-properties fo:font-size="11.00pt" fo:font-weight="bold" fo:font-family="Consolas" style:font-family-asian="Consolas" style:font-family-complex="Consolas" fo:background-color="transparent" fo:color="#0000ff"/>
    </style:style>
    <style:style style:name="T164" style:family="text">
      <style:text-properties fo:font-size="11.00pt" fo:font-weight="bold" fo:font-family="Consolas" style:font-family-asian="Consolas" style:font-family-complex="Consolas" fo:background-color="transparent" fo:color="#000000"/>
    </style:style>
    <style:style style:name="T165" style:family="text">
      <style:text-properties fo:font-size="11.00pt" fo:font-weight="bold" fo:font-family="Consolas" style:font-family-asian="Consolas" style:font-family-complex="Consolas" fo:background-color="transparent" fo:color="#2b91af"/>
    </style:style>
    <style:style style:name="T166" style:family="text">
      <style:text-properties fo:font-size="11.00pt" fo:font-weight="bold" fo:font-family="Consolas" style:font-family-asian="Consolas" style:font-family-complex="Consolas" fo:background-color="transparent" fo:color="#000000"/>
    </style:style>
    <style:style style:name="T167" style:family="text">
      <style:text-properties fo:font-size="11.00pt" fo:font-weight="bold" fo:font-family="Consolas" style:font-family-asian="Consolas" style:font-family-complex="Consolas" fo:background-color="transparent" fo:color="#0000ff"/>
    </style:style>
    <style:style style:name="T168" style:family="text">
      <style:text-properties fo:font-size="11.00pt" fo:font-weight="bold" fo:font-family="Consolas" style:font-family-asian="Consolas" style:font-family-complex="Consolas" fo:background-color="transparent" fo:color="#000000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7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10.00%" fo:text-align="center" fo:margin-bottom="8.00pt"/>
    </style:style>
    <style:style style:name="P2" style:family="paragraph">
      <style:paragraph-properties fo:line-height="110.00%" fo:text-align="left" fo:margin-bottom="8.00pt"/>
    </style:style>
    <style:style style:name="P3" style:family="paragraph">
      <style:paragraph-properties fo:line-height="110.00%" fo:text-align="center" fo:margin-bottom="8.00pt"/>
    </style:style>
    <style:style style:name="P4" style:family="paragraph">
      <style:paragraph-properties fo:line-height="110.00%" fo:text-align="right" fo:margin-bottom="8.00pt"/>
    </style:style>
    <style:style style:name="P5" style:family="paragraph">
      <style:paragraph-properties fo:line-height="110.00%" fo:text-align="left" fo:margin-bottom="8.00pt"/>
    </style:style>
    <style:style style:name="P6" style:family="paragraph">
      <style:paragraph-properties fo:line-height="110.00%" fo:text-align="right" fo:margin-bottom="8.00pt"/>
    </style:style>
    <style:style style:name="P7" style:family="paragraph">
      <style:paragraph-properties fo:line-height="110.00%" fo:text-align="center" fo:margin-bottom="8.00pt"/>
    </style:style>
    <style:style style:name="P8" style:family="paragraph">
      <style:paragraph-properties fo:line-height="110.00%" fo:text-align="left" fo:margin-top="12.00pt" fo:margin-bottom="6.00pt"/>
    </style:style>
    <text:list-style style:name="L9">
      <text:list-level-style-bullet text:level="1" text:bullet-char="•">
        <style:list-level-properties text:space-before="21.20pt" text:min-label-width="14.15pt"/>
        <style:text-properties fo:font-family="Symbol"/>
      </text:list-level-style-bullet>
    </text:list-style>
    <style:style style:name="P9" style:family="paragraph">
      <style:paragraph-properties fo:line-height="115.00%" fo:text-align="left" fo:margin-bottom="7.00pt"/>
    </style:style>
    <style:style style:name="P10" style:family="paragraph">
      <style:paragraph-properties fo:line-height="115.00%" fo:text-align="left" fo:margin-bottom="7.00pt"/>
    </style:style>
    <style:style style:name="P11" style:family="paragraph">
      <style:paragraph-properties fo:line-height="110.00%" fo:text-align="justify" fo:margin-bottom="8.00pt"/>
    </style:style>
    <style:style style:name="P12" style:family="paragraph">
      <style:paragraph-properties fo:line-height="110.00%" fo:text-align="center" fo:margin-bottom="8.00pt"/>
    </style:style>
    <style:style style:name="P13" style:family="paragraph">
      <style:paragraph-properties fo:line-height="110.00%" fo:text-align="left" fo:margin-bottom="8.00pt"/>
    </style:style>
    <style:style style:name="P14" style:family="paragraph">
      <style:paragraph-properties fo:line-height="110.00%" fo:text-align="left" fo:margin-top="10.00pt" fo:margin-bottom="6.00pt"/>
    </style:style>
    <style:style style:name="P15" style:family="paragraph">
      <style:paragraph-properties fo:line-height="115.00%" fo:text-align="left" fo:margin-bottom="7.00pt"/>
    </style:style>
    <style:style style:name="P16" style:family="paragraph">
      <style:paragraph-properties fo:line-height="110.00%" fo:text-align="justify" fo:margin-bottom="8.00pt"/>
    </style:style>
    <style:style style:name="P17" style:family="paragraph">
      <style:paragraph-properties fo:line-height="110.00%" fo:text-align="left" fo:margin-top="10.00pt" fo:margin-bottom="6.00pt"/>
    </style:style>
    <style:style style:name="P18" style:family="paragraph">
      <style:paragraph-properties fo:line-height="110.00%" fo:text-align="left" fo:margin-bottom="8.00pt"/>
    </style:style>
    <style:style style:name="P19" style:family="paragraph">
      <style:paragraph-properties fo:line-height="100.00%" fo:text-align="justify" fo:margin-bottom="8.00pt"/>
    </style:style>
    <style:style style:name="P20" style:family="paragraph">
      <style:paragraph-properties fo:line-height="100.00%" fo:text-align="left" fo:margin-top="10.00pt" fo:margin-bottom="6.00pt"/>
    </style:style>
    <style:style style:name="P21" style:family="paragraph">
      <style:paragraph-properties fo:line-height="100.00%" fo:text-align="left" fo:margin-bottom="7.00pt"/>
    </style:style>
    <style:style style:name="P22" style:family="paragraph">
      <style:paragraph-properties fo:line-height="100.00%" fo:text-align="justify" fo:margin-bottom="8.00pt"/>
    </style:style>
    <style:style style:name="P23" style:family="paragraph">
      <style:paragraph-properties fo:line-height="100.00%" fo:text-align="left" fo:margin-bottom="8.00pt"/>
    </style:style>
    <style:style style:name="P24" style:family="paragraph">
      <style:paragraph-properties fo:line-height="110.00%" fo:text-align="left" fo:margin-bottom="8.00pt"/>
    </style:style>
    <style:style style:name="P25" style:family="paragraph">
      <style:paragraph-properties fo:line-height="100.00%" fo:text-align="left" fo:margin-bottom="8.00pt"/>
    </style:style>
    <style:style style:name="P26" style:family="paragraph">
      <style:paragraph-properties fo:line-height="100.00%" fo:text-align="justify" fo:margin-bottom="8.00pt"/>
    </style:style>
    <style:style style:name="P27" style:family="paragraph">
      <style:paragraph-properties fo:line-height="100.00%" fo:text-align="left" fo:margin-top="10.00pt" fo:margin-bottom="6.00pt"/>
    </style:style>
    <style:style style:name="P28" style:family="paragraph">
      <style:paragraph-properties fo:line-height="100.00%" fo:text-align="left" fo:margin-bottom="7.00pt"/>
    </style:style>
    <style:style style:name="P29" style:family="paragraph">
      <style:paragraph-properties fo:line-height="100.00%" fo:text-align="justify" fo:margin-bottom="8.00pt"/>
    </style:style>
  </office:automatic-styles>
  <office:body>
    <office:text>
      <text:p text:style-name="P1"><text:span text:style-name="T1">Державний університет<text:s/></text:span><text:span text:style-name="T2">«</text:span><text:span text:style-name="T3">Одеська Політехніка</text:span><text:span text:style-name="T4">»</text:span></text:p>
      <text:p text:style-name="P1"><text:span text:style-name="T5">Інститут комп’ютерних систем</text:span></text:p>
      <text:p text:style-name="P1"><text:span text:style-name="T5">Кафедра інформаційних систем</text:span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7">Лабораторна робота<text:s/></text:span><text:span text:style-name="T8">№</text:span><text:span text:style-name="T9">3</text:span></text:p>
      <text:p text:style-name="P1"><text:span text:style-name="T10">з дисципліни<text:s/></text:span><text:span text:style-name="T11">«</text:span><text:span text:style-name="T12">Об’єктно-орієнтоване програмування</text:span><text:span text:style-name="T13">»</text:span></text:p>
      <text:p text:style-name="P1"><text:span text:style-name="T14">Тема:<text:s/></text:span><text:span text:style-name="T15">«</text:span><text:span text:style-name="T16">Інкапсуляція. Знайомство з мовою моделювання UML</text:span><text:span text:style-name="T17">»</text:span></text:p>
      <text:p text:style-name="P1"><text:span text:style-name="T18"/></text:p>
      <text:p text:style-name="P2"><text:span text:style-name="T18"/></text:p>
      <text:p text:style-name="P2"><text:span text:style-name="T18"/></text:p>
      <text:p text:style-name="P3"><text:span text:style-name="T18"/></text:p>
      <text:p text:style-name="P3"><text:span text:style-name="T18"/></text:p>
      <text:p text:style-name="P4"><text:span text:style-name="T19">Виконав:</text:span></text:p>
      <text:p text:style-name="P4"><text:span text:style-name="T19">студент групи АІ-201</text:span></text:p>
      <text:p text:style-name="P4"><text:span text:style-name="T19">Мартинюк Д.В.</text:span></text:p>
      <text:p text:style-name="P4"><text:span text:style-name="T20"/></text:p>
      <text:p text:style-name="P4"><text:span text:style-name="T21">Прийняв:</text:span></text:p>
      <text:p text:style-name="P4"><text:span text:style-name="T21">доц. Годовиченко М.А.</text:span></text:p>
      <text:p text:style-name="P5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7"><text:span text:style-name="T23">Одеса 2021</text:span></text:p>
      <text:p text:style-name="P8"><text:span text:style-name="T24">Цель лабораторной работы:</text:span></text:p>
      <text:list text:style-name="L9">
        <text:list-item>
          <text:p text:style-name="P9"><text:span text:style-name="T25">изучить принцип инкапсуляции и его реализацию в языке Java;</text:span></text:p>
        </text:list-item>
        <text:list-item>
          <text:p text:style-name="P9"><text:span text:style-name="T25">ознакомиться с базовой нотацией диаграммы классов UML;</text:span></text:p>
        </text:list-item>
        <text:list-item>
          <text:p text:style-name="P9"><text:span text:style-name="T25">научиться представлять классы в виде нотации диаграммы классов UML;</text:span></text:p>
        </text:list-item>
        <text:list-item>
          <text:p text:style-name="P9"><text:span text:style-name="T25">научиться "читать" диаграмму и писать код исходя из диаграммы классов UML.</text:span></text:p>
        </text:list-item>
      </text:list>
      <text:p text:style-name="P10"><text:span text:style-name="T26"/></text:p>
      <text:p text:style-name="P11"><text:span text:style-name="T26"/></text:p>
      <text:p text:style-name="P12"><text:span text:style-name="T27">Ход работы:</text:span></text:p>
      <text:p text:style-name="P12"><text:span text:style-name="T28"/></text:p>
      <text:p text:style-name="P13"><text:span text:style-name="T29">1)<text:s text:c="2"/></text:span><text:span text:style-name="T30">Модификация классов</text:span></text:p>
      <text:p text:style-name="P14"><text:span text:style-name="T31">2)<text:s/></text:span><text:span text:style-name="T32">Создание UML-диаграмм</text:span></text:p>
      <text:p text:style-name="P14"><text:span text:style-name="T33">3)<text:s/></text:span><text:span text:style-name="T34">Класс IntStack</text:span></text:p>
      <text:p text:style-name="P14"><text:span text:style-name="T35">4)<text:s/></text:span><text:span text:style-name="T36">Создание класса по UML-диаграмме </text:span></text:p>
      <text:p text:style-name="P15"><text:span text:style-name="T37"/></text:p>
      <text:p text:style-name="P15"><text:span text:style-name="T37"/></text:p>
      <text:p text:style-name="P16"><text:span text:style-name="T38">1.<text:s/></text:span><text:span text:style-name="T39">Модификация классов</text:span></text:p>
      <text:p text:style-name="P16"><text:span text:style-name="T40">При выполнении лабораторной работы<text:s/></text:span><text:span text:style-name="T41">№</text:span><text:span text:style-name="T42">2<text:s/></text:span><text:span text:style-name="T43">модификаторы доступа были использованы заранее, нет нужды в модификации.</text:span></text:p>
      <text:p text:style-name="P16"><text:span text:style-name="T44"/></text:p>
      <text:p text:style-name="P16"><text:span text:style-name="T44"/></text:p>
      <text:p text:style-name="P16"><text:span text:style-name="T44"/></text:p>
      <text:p text:style-name="P16"><text:span text:style-name="T44"/></text:p>
      <text:p text:style-name="P16"><text:span text:style-name="T44"/></text:p>
      <text:p text:style-name="P16"><text:span text:style-name="T44"/></text:p>
      <text:p text:style-name="P16"><text:span text:style-name="T44"/></text:p>
      <text:p text:style-name="P16"><text:span text:style-name="T45">2.<text:s/></text:span><text:span text:style-name="T46">Создание UML-диаграмм</text:span></text:p>
      <text:p text:style-name="P16"><text:span text:style-name="T47">UML<text:s/></text:span><text:span text:style-name="T48">диаграммы к классам из лабораторной работы<text:s/></text:span><text:span text:style-name="T49">№</text:span><text:span text:style-name="T50">2:</text:span></text:p>
      <text:p text:style-name="P17"><text:span text:style-name="T51"/></text:p>
      <text:p text:style-name="P18"><draw:frame text:anchor-type="as-char" svg:width="88.37mm" svg:height="72.76mm" style:rel-width="scale" style:rel-height="scale"><draw:object-ole xlink:href="OleObj1"/><draw:image xlink:href="ObjectReplacements/OleObj1"/></draw:frame><text:span text:style-name="T51"/></text:p>
      <text:p text:style-name="P18"><text:span text:style-name="T51"/></text:p>
      <text:p text:style-name="P18"><text:span text:style-name="T51"/></text:p>
      <text:p text:style-name="P18"><text:span text:style-name="T51"/></text:p>
      <text:p text:style-name="P18"><text:span text:style-name="T51"/></text:p>
      <text:p text:style-name="P18"><text:span text:style-name="T51"/></text:p>
      <text:p text:style-name="P18"><text:span text:style-name="T51"/></text:p>
      <text:p text:style-name="P18"><text:span text:style-name="T51"/></text:p>
      <text:p text:style-name="P19"><text:span text:style-name="T51"/></text:p>
      <text:p text:style-name="P19"><draw:frame text:anchor-type="as-char" svg:width="90.22mm" svg:height="92.08mm" style:rel-width="scale" style:rel-height="scale"><draw:object-ole xlink:href="OleObj2"/><draw:image xlink:href="ObjectReplacements/OleObj2"/></draw:frame><draw:frame text:anchor-type="as-char" svg:width="92.87mm" svg:height="86.78mm" style:rel-width="scale" style:rel-height="scale"><draw:object-ole xlink:href="OleObj3"/><draw:image xlink:href="ObjectReplacements/OleObj3"/></draw:frame><text:span text:style-name="T51"/></text:p>
      <text:p text:style-name="P19"><text:span text:style-name="T51"/></text:p>
      <text:p text:style-name="P19"><text:span text:style-name="T51"/></text:p>
      <text:p text:style-name="P19"><text:span text:style-name="T51"/></text:p>
      <text:p text:style-name="P19"><text:span text:style-name="T51"/></text:p>
      <text:p text:style-name="P19"><text:span text:style-name="T51"/></text:p>
      <text:p text:style-name="P19"><text:span text:style-name="T51"/></text:p>
      <text:p text:style-name="P19"><text:span text:style-name="T51"/></text:p>
      <text:p text:style-name="P19"><text:span text:style-name="T51"/></text:p>
      <text:p text:style-name="P19"><text:span text:style-name="T51"/></text:p>
      <text:p text:style-name="P19"><text:span text:style-name="T51"/></text:p>
      <text:p text:style-name="P19"><text:span text:style-name="T51"/></text:p>
      <text:p text:style-name="P19"><text:span text:style-name="T51"/></text:p>
      <text:p text:style-name="P19"><text:span text:style-name="T51"/></text:p>
      <text:p text:style-name="P19"><text:span text:style-name="T51"/></text:p>
      <text:p text:style-name="P20"><text:span text:style-name="T52">3.<text:s/></text:span><text:span text:style-name="T53">Класс IntStack</text:span></text:p>
      <text:p text:style-name="P21"><text:span text:style-name="T54">UML<text:s/></text:span><text:span text:style-name="T55">диаграмма для класса IntStack</text:span></text:p>
      <text:p text:style-name="P21"><draw:frame text:anchor-type="as-char" svg:width="59.53mm" svg:height="72.23mm" style:rel-width="scale" style:rel-height="scale"><draw:object-ole xlink:href="OleObj4"/><draw:image xlink:href="ObjectReplacements/OleObj4"/></draw:frame><text:span text:style-name="T56"/></text:p>
      <text:p text:style-name="P22"><text:span text:style-name="T56"/></text:p>
      <text:p text:style-name="P22"><text:span text:style-name="T56"/></text:p>
      <text:p text:style-name="P22"><text:span text:style-name="T56"/></text:p>
      <text:p text:style-name="P22"><text:span text:style-name="T56"/></text:p>
      <text:p text:style-name="P22"><text:span text:style-name="T56"/></text:p>
      <text:p text:style-name="P22"><text:span text:style-name="T56"/></text:p>
      <text:p text:style-name="P22"><text:span text:style-name="T56"/></text:p>
      <text:p text:style-name="P22"><text:span text:style-name="T56"/></text:p>
      <text:p text:style-name="P22"><text:span text:style-name="T56"/></text:p>
      <text:p text:style-name="P22"><text:span text:style-name="T57">При реализации данного задания с помощью C++ возникли существенные проблемы в реализации, проблема была связана с тем, что размещение объектов на стеке и на куче в языках программирования Java и С++ довольно таки разнятся. </text:span></text:p>
      <text:p text:style-name="P22"><text:span text:style-name="T57">Не смотря на то, что в Java статический массив тоже лежит на куче, он все равно считается статическим массивом , в связи с этим указатели на массивы на стеке могут быть присвоены указателям на массивы на куче, что является преимуществом.</text:span></text:p>
      <text:p text:style-name="P22"><text:span text:style-name="T57">В С++ стек и куча строго разделены, поэтому такие фичи не работают.</text:span></text:p>
      <text:p text:style-name="P22"><text:span text:style-name="T57">Несмотря на то, что в методических указаниях рекомендуется не использовать библиотечные коллекции , я был вынужден пренебречь данным условием ввиду отсутствия в С++ прямого функционала для решения этой задачи статическими массивами, было решено также не использовать устаревший и небезопасный подход с выделением памяти для динамических массивов с помощью операторов<text:s/></text:span><text:span text:style-name="T58">new</text:span><text:span text:style-name="T59"><text:s/></text:span><text:span text:style-name="T60">и<text:s/></text:span><text:span text:style-name="T61">delete</text:span><text:span text:style-name="T62">(для возврата памяти на кучу) и взор был отдан в пользу<text:s/></text:span><text:span text:style-name="T63">std::vector</text:span><text:span text:style-name="T64"><text:s/>по нескольким причинам:</text:span></text:p>
      <text:p text:style-name="P22"><text:span text:style-name="T65">а.</text:span><text:span text:style-name="T66"><text:s/>По сути являет собой гибкий динамический массив</text:span></text:p>
      <text:p text:style-name="P22"><text:span text:style-name="T67">б.</text:span><text:span text:style-name="T68"><text:s/>На его базе легко реализовать стек ввиду заложенного функционала</text:span></text:p>
      <text:p text:style-name="P22"><text:span text:style-name="T69">в.</text:span><text:span text:style-name="T70"><text:s/>Вектор хоть и является полиморфной оберткой над динамическим массивом и обладает мощным функционалом, но все проблемы поставленной задачи не решает.</text:span></text:p>
      <text:p text:style-name="P22"><text:span text:style-name="T71">Код:</text:span></text:p>
      <text:p text:style-name="P23"><text:span text:style-name="T72">const</text:span><text:span text:style-name="T73"><text:s/></text:span><text:span text:style-name="T74">int</text:span><text:span text:style-name="T75"><text:s/>size()</text:span><text:span text:style-name="T76">const</text:span><text:span text:style-name="T77"><text:s/>{<text:s/></text:span><text:span text:style-name="T78">return</text:span><text:span text:style-name="T79"><text:s/></text:span><text:span text:style-name="T80">this</text:span><text:span text:style-name="T81">-&gt;Stack.size(); }</text:span></text:p>
      <text:p text:style-name="P24"><text:span text:style-name="T82">const</text:span><text:span text:style-name="T83"><text:s/></text:span><text:span text:style-name="T84">bool</text:span><text:span text:style-name="T85"><text:s/>empty()</text:span><text:span text:style-name="T86">const</text:span><text:span text:style-name="T87"><text:s/>{<text:s/></text:span><text:span text:style-name="T88">return</text:span><text:span text:style-name="T89"><text:s/></text:span><text:span text:style-name="T90">this</text:span><text:span text:style-name="T91">-&gt;size() == 0; }</text:span></text:p>
      <text:p text:style-name="P24"><text:span text:style-name="T92"/></text:p>
      <text:p text:style-name="P24"><text:span text:style-name="T93">const</text:span><text:span text:style-name="T94"><text:s/></text:span><text:span text:style-name="T95">int</text:span><text:span text:style-name="T96"><text:s/>peek()</text:span><text:span text:style-name="T97">const</text:span><text:span text:style-name="T98"><text:s/>{<text:s/></text:span><text:span text:style-name="T99">return</text:span><text:span text:style-name="T100"><text:s/></text:span><text:span text:style-name="T101">this</text:span><text:span text:style-name="T102">-&gt;Stack</text:span><text:span text:style-name="T103">[</text:span><text:span text:style-name="T104">this</text:span><text:span text:style-name="T105">-&gt;size()-1</text:span><text:span text:style-name="T106">]</text:span><text:span text:style-name="T107">; }</text:span></text:p>
      <text:p text:style-name="P24"><text:span text:style-name="T108">void</text:span><text:span text:style-name="T109"><text:s/>clear() {<text:s/></text:span><text:span text:style-name="T110">this</text:span><text:span text:style-name="T111">-&gt;Stack<text:s/></text:span><text:span text:style-name="T112">=</text:span><text:span text:style-name="T113"><text:s/></text:span><text:span text:style-name="T114">vector</text:span><text:span text:style-name="T115">{ 0 }; }</text:span></text:p>
      <text:p text:style-name="P24"><text:span text:style-name="T115"><text:tab/></text:span><text:span text:style-name="T116"/></text:p>
      <text:p text:style-name="P24"><text:span text:style-name="T117">const</text:span><text:span text:style-name="T118"><text:s/></text:span><text:span text:style-name="T119">int</text:span><text:span text:style-name="T120"><text:s/>pop()</text:span></text:p>
      <text:p text:style-name="P24"><text:span text:style-name="T120">{</text:span></text:p>
      <text:p text:style-name="P24"><text:span text:style-name="T121"/></text:p>
      <text:p text:style-name="P24"><text:span text:style-name="T122"><text:tab/></text:span><text:span text:style-name="T123">// Put returned value to store temporarily, return this value,</text:span></text:p>
      <text:p text:style-name="P24"><text:span text:style-name="T124"><text:tab/></text:span><text:span text:style-name="T125">// and get rid of that element in stack</text:span></text:p>
      <text:p text:style-name="P24"><text:span text:style-name="T126"><text:tab/></text:span><text:span text:style-name="T127">if</text:span><text:span text:style-name="T128"><text:s/>(</text:span><text:span text:style-name="T129">this</text:span><text:span text:style-name="T130">-&gt;empty()) {<text:s/></text:span><text:span text:style-name="T131">return</text:span><text:span text:style-name="T132"><text:s/>0; }</text:span></text:p>
      <text:p text:style-name="P24"><text:span text:style-name="T133"/></text:p>
      <text:p text:style-name="P24"><text:span text:style-name="T134"><text:tab/></text:span><text:span text:style-name="T135">int</text:span><text:span text:style-name="T136"><text:s/>TopOfStack = peek();</text:span></text:p>
      <text:p text:style-name="P24"><text:span text:style-name="T136"><text:tab/></text:span><text:span text:style-name="T137">this</text:span><text:span text:style-name="T138">-&gt;Stack.erase(Stack.end()<text:s/></text:span><text:span text:style-name="T139">-</text:span><text:span text:style-name="T140"><text:s/>1);</text:span></text:p>
      <text:p text:style-name="P24"><text:span text:style-name="T141"/></text:p>
      <text:p text:style-name="P24"><text:span text:style-name="T142"><text:tab/></text:span><text:span text:style-name="T143">return</text:span><text:span text:style-name="T144"><text:s/>TopOfStack;</text:span></text:p>
      <text:p text:style-name="P24"><text:span text:style-name="T145"/></text:p>
      <text:p text:style-name="P24"><text:span text:style-name="T146">}</text:span></text:p>
      <text:p text:style-name="P25"><text:span text:style-name="T147">void</text:span><text:span text:style-name="T148"><text:s/>push(</text:span><text:span text:style-name="T149">int</text:span><text:span text:style-name="T150"><text:s/></text:span><text:span text:style-name="T151">value</text:span><text:span text:style-name="T152">) {<text:s/></text:span><text:span text:style-name="T153">this</text:span><text:span text:style-name="T154">-&gt;Stack.push_back(</text:span><text:span text:style-name="T155">value</text:span><text:span text:style-name="T156">); }</text:span></text:p>
      <text:p text:style-name="P25"><text:span text:style-name="T157"/></text:p>
      <text:p text:style-name="P25"><text:span text:style-name="T157"/></text:p>
      <text:p text:style-name="P25"><text:span text:style-name="T157"/></text:p>
      <text:p text:style-name="P26"><text:span text:style-name="T157"/></text:p>
      <text:p text:style-name="P27"><text:span text:style-name="T158">4.<text:s/></text:span><text:span text:style-name="T159">Создание класса по UML-диаграмме </text:span></text:p>
      <text:p text:style-name="P28"><text:span text:style-name="T159">Была дана UML диаграмма:</text:span></text:p>
      <text:p text:style-name="P29"><draw:frame text:anchor-type="as-char" svg:width="175.95mm" svg:height="73.03mm" style:rel-width="scale" style:rel-height="scale"><draw:object-ole xlink:href="OleObj5"/><draw:image xlink:href="ObjectReplacements/OleObj5"/></draw:frame><text:span text:style-name="T160"/></text:p>
      <text:p text:style-name="P29"><text:span text:style-name="T161">Геттер<text:s/></text:span><text:span text:style-name="T162">возвращает объект по ссылке:</text:span></text:p>
      <text:p text:style-name="P29"><text:span text:style-name="T163">const</text:span><text:span text:style-name="T164"><text:s/></text:span><text:span text:style-name="T165">Student</text:span><text:span text:style-name="T166">&amp; GetStudentByLastName()</text:span><text:span text:style-name="T167">const</text:span><text:span text:style-name="T168"><text:s/>{}</text:span></text:p>
      <text:p text:style-name="P29"><text:span text:style-name="T169"/></text:p>
      <text:p text:style-name="P29"><text:span text:style-name="T170">Достаточно важный момент, ведь получаемый объект может много весить(в данной ситуации не столь критично, объект string не столь большой) и время затраченное на копирование при вызове метода может сказаться на скорости выполнения, поэтому принято не POD члены возвращать по ссылке.</text:span></text:p>
      <text:p text:style-name="P29"><text:span text:style-name="T171"/></text:p>
      <text:p text:style-name="P29"><text:span text:style-name="T171"/></text:p>
      <text:p text:style-name="P29"><text:span text:style-name="T172">Выводы к лабораторной работе:</text:span></text:p>
      <text:p text:style-name="P29"><text:span text:style-name="T173">В ходе выполнения лабораторной работы было разработано несколько UML диаграм, а также освоено базовый функционал для их разработки в приложении</text:span></text:p>
      <text:p text:style-name="P29"><text:span text:style-name="T174">StarUML,<text:s/></text:span><text:span text:style-name="T175">разработано классы с примерами реализации базовой инкапсуляции.</text:span><text:span text:style-name="T17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